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4a600" officeooo:paragraph-rsid="0014a600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4a600" officeooo:paragraph-rsid="0014a600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PP Module 09</text:p>
      <text:p text:style-name="P2"/>
      <text:p text:style-name="P2"><text:span text:style-name="T2">Ex00:</text:span> You have to create a program which outputs the value of a certain amount of bitcoin</text:p>
      <text:p text:style-name="P2">on a certain date.</text:p>
      <text:p text:style-name="P2">This program must use a database in csv format which will represent bitcoin price</text:p>
      <text:p text:style-name="P2">over time. This database is provided with this subject.</text:p>
      <text:p text:style-name="P2">The program will take as input a second database, storing the different prices/dates</text:p>
      <text:p text:style-name="P2">to evaluate.</text:p>
      <text:p text:style-name="P2">Your program must respect these rules:</text:p>
      <text:p text:style-name="P2">• The program name is btc.</text:p>
      <text:p text:style-name="P2">• Your program must take a file as argument.</text:p>
      <text:p text:style-name="P2">• Each line in this file must use the following format: "date | value".</text:p>
      <text:p text:style-name="P2">• A valid date will always be in the following format: Year-Month-Day.</text:p>
      <text:p text:style-name="P2">• A valid value must be either a float or a positive integer, between 0 and 1000.</text:p>
      <text:p text:style-name="P2"/>
      <text:p text:style-name="P2">You must use at least one container in your code to validate this</text:p>
      <text:p text:style-name="P2">exercise. You should handle possible errors with an appropriate</text:p>
      <text:p text:style-name="P2">error message.</text:p>
      <text:p text:style-name="P2"/>
      <text:p text:style-name="P2">Your program should display on the standard output the result of the value multiplied</text:p>
      <text:p text:style-name="P2">by the exchange rate according to the date indicated in your database.</text:p>
      <text:p text:style-name="P2"/>
      <text:p text:style-name="P2"><text:span text:style-name="T2">Ex01:</text:span> You must create a program with these constraints:</text:p>
      <text:p text:style-name="P2">• The program name is RPN.</text:p>
      <text:p text:style-name="P2">• Your program must take an inverted Polish mathematical expression as an argument.</text:p>
      <text:p text:style-name="P2">• The numbers used in this operation and passed as arguments will always be less</text:p>
      <text:p text:style-name="P2">than 10. The calculation itself but also the result do not take into account this rule.</text:p>
      <text:p text:style-name="P2">• Your program must process this expression and output the correct result on the</text:p>
      <text:p text:style-name="P2">standard output.</text:p>
      <text:p text:style-name="P2">• If an error occurs during the execution of the program an error message should be</text:p>
      <text:p text:style-name="P2">displayed on the standard output.</text:p>
      <text:p text:style-name="P2">• Your program must be able to handle operations with these tokens: "+ - / *".</text:p>
      <text:p text:style-name="P2"/>
      <text:p text:style-name="P2">You must use at least one container in your code to validate this</text:p>
      <text:p text:style-name="P2">exercis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2">Ex02:</text:span> You must create a program with these constraints:</text:p>
      <text:p text:style-name="P2">• The name of the program is PmergeMe.</text:p>
      <text:p text:style-name="P2">• Your program must be able to use a positive integer sequence as argument.</text:p>
      <text:p text:style-name="P2">• Your program must use the merge-insert sort algorithm to sort the positive integer</text:p>
      <text:p text:style-name="P2">sequence.</text:p>
      <text:p text:style-name="P2"/>
      <text:p text:style-name="P2">To clarify, yes, you need to use the Ford-Johnson algorithm.</text:p>
      <text:p text:style-name="P2"/>
      <text:p text:style-name="P2">• If an error occurs during program execution, an error message should be displayed</text:p>
      <text:p text:style-name="P2">on the standard output.</text:p>
      <text:p text:style-name="P2"/>
      <text:p text:style-name="P2">You must use at least two different containers in your code to</text:p>
      <text:p text:style-name="P2">validate this exercise. Your program must be able to handle at</text:p>
      <text:p text:style-name="P2">least 3000 different integers.</text:p>
      <text:p text:style-name="P2"/>
      <text:p text:style-name="P2">It is strongly advised to implement your algorithm for each container</text:p>
      <text:p text:style-name="P2">and thus to avoid using a generic function.</text:p>
      <text:p text:style-name="P2"/>
      <text:p text:style-name="P2">Here are some additional guidelines on the information you should display line by line</text:p>
      <text:p text:style-name="P2">on the standard output:</text:p>
      <text:p text:style-name="P2">• On the first line you must display an explicit text followed by the unsorted positive</text:p>
      <text:p text:style-name="P2">integer sequence.</text:p>
      <text:p text:style-name="P2">• On the second line you must display an explicit text followed by the sorted positive</text:p>
      <text:p text:style-name="P2">integer sequence.</text:p>
      <text:p text:style-name="P2">• On the third line you must display an explicit text indicating the time used by</text:p>
      <text:p text:style-name="P2">your algorithm by specifying the first container used to sort the positive integer</text:p>
      <text:p text:style-name="P2">sequence.</text:p>
      <text:p text:style-name="P2">• On the last line you must display an explicit text indicating the time used by</text:p>
      <text:p text:style-name="P2">your algorithm by specifying the second container used to sort the positive integer</text:p>
      <text:p text:style-name="P2">sequence.</text:p>
      <text:p text:style-name="P2"/>
      <text:p text:style-name="P2">The format for the display of the time used to carry out your sorting</text:p>
      <text:p text:style-name="P2">is free but the precision chosen must allow to clearly see the</text:p>
      <text:p text:style-name="P2">difference between the two containers us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6:37:14.469332056</meta:creation-date>
    <dc:date>2023-11-20T16:40:59.202892954</dc:date>
    <meta:editing-duration>PT3M45S</meta:editing-duration>
    <meta:editing-cycles>1</meta:editing-cycles>
    <meta:document-statistic meta:table-count="0" meta:image-count="0" meta:object-count="0" meta:page-count="2" meta:paragraph-count="58" meta:word-count="568" meta:character-count="3201" meta:non-whitespace-character-count="2691"/>
    <meta:generator>LibreOffice/7.3.7.2$Linux_X86_64 LibreOffice_project/30$Build-2</meta:generator>
  </office:meta>
</office:document-meta>
</file>